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ield.setBoost( float bo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eld.getOmit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Field.getBo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eld.AbstractField( String name , Field . Store store , Field . Index index , Field . TermVector termVecto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AbstractField.getBinary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eld.isBin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eld.getBinaryValue( byte [ ] res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Field.isStoreOffsetWithTermV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eld.setOmitTf( boolean omitT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Field.getBinaryLengt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Field.isIndex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Field.getBinar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eld.setOmitNorms( boolean omitNo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Field.setStoreTermVector( Field . TermVector termVecto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bstractField.isToken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Field.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Field.isLaz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eld.Abstrac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Field.isCompres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Field.isSto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Field.getOmitNo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Field.toString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9">
            <text:p text:style-name="Table_20_Contents">9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AbstractField.isTermVectorSto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Field.isStorePositionWithTermV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